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42.56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uscas e documentos retorn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Total retornado</text:p>
          </table:table-cell>
          <table:table-cell office:value-type="string" calcext:value-type="string">
            <text:p>Documentos retornados</text:p>
          </table:table-cell>
        </table:table-row>
        <table:table-row table:style-name="ro1">
          <table:table-cell office:value-type="string" calcext:value-type="string">
            <text:p>Smart cit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txt, 40.txt, 31.txt, 12.txt</text:p>
          </table:table-cell>
        </table:table-row>
        <table:table-row table:style-name="ro1">
          <table:table-cell office:value-type="string" calcext:value-type="string">
            <text:p>internet das cois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.txt, 45.txt, 22.txt, 2.txt, 34.txt, 47.txt, 10.txt, 13.txt, 3.txt, 39.txt, 12.txt, 35.txt, 31.txt, 18.txt, 29.txt, 28.txt, 11.txt</text:p>
          </table:table-cell>
        </table:table-row>
        <table:table-row table:style-name="ro1">
          <table:table-cell office:value-type="string" calcext:value-type="string">
            <text:p>Redução de dimensionalida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txt, 37.txt, 45.txt, 43.txt, 42.txt, 36.txt, 26.txt, 46.txt, 44.txt, 38.txt, 5.txt, 15.txt, 23.txt, 40.txt, 50.txt, 31.txt, 3.txt, 30.txt, 39.txt, 10.txt, 6.txt, 9.txt</text:p>
          </table:table-cell>
        </table:table-row>
        <table:table-row table:style-name="ro1">
          <table:table-cell office:value-type="string" calcext:value-type="string">
            <text:p>Robót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txt, 16.txt, 19.txt, 32.txt, 2.txt, 18.txt, 5.txt, 33.txt, 28.txt, 23.txt, 14.txt, 13.txt, 17.txt, 11.txt, 12.txt</text:p>
          </table:table-cell>
        </table:table-row>
        <table:table-row table:style-name="ro1">
          <table:table-cell office:value-type="string" calcext:value-type="string">
            <text:p>Robôs pintand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txt, 37.txt, 16.txt, 19.txt, 32.txt, 2.txt, 18.txt, 34.txt, 38.txt, 5.txt, 33.txt, 28.txt, 23.txt, 14.txt, 13.txt, 24.txt, 17.txt, 11.txt, 12.txt</text:p>
          </table:table-cell>
        </table:table-row>
        <table:table-row table:style-name="ro1">
          <table:table-cell office:value-type="string" calcext:value-type="string">
            <text:p>Assistente pesso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.txt, 35.txt, 18.txt, 44.txt, 5.txt, 29.txt, 23.txt, 40.txt, 4.txt, 10.txt, 24.txt, 17.txt, 31.txt, 48.txt, 12.txt, 47.txt, 14.txt, 2.txt</text:p>
          </table:table-cell>
        </table:table-row>
        <table:table-row table:style-name="ro1">
          <table:table-cell office:value-type="string" calcext:value-type="string">
            <text:p>Automatizaçã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txt, 20.txt, 16.txt, 19.txt, 32.txt, 22.txt, 2.txt, 34.txt, 5.txt, 33.txt, 29.txt, 15.txt, 23.txt, 47.txt, 8.txt, 50.txt, 10.txt, 27.txt, 17.txt, 11.txt, 3.txt, 7.txt, 48.txt, 21.txt, 12.txt</text:p>
          </table:table-cell>
        </table:table-row>
        <table:table-row table:style-name="ro1">
          <table:table-cell office:value-type="string" calcext:value-type="string">
            <text:p>IA na medic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txt, 20.txt, 35.txt, 5.txt, 15.txt, 40.txt, 8.txt, 4.txt, 13.txt, 24.txt, 11.txt, 31.txt, 3.txt, 7.txt, 21.txt, 12.txt, 2.txt, 10.txt, 37.txt, 38.txt, 36.txt, 39.txt, 32.txt, 14.txt, 17.txt</text:p>
          </table:table-cell>
        </table:table-row>
        <table:table-row table:style-name="ro1">
          <table:table-cell office:value-type="string" calcext:value-type="string">
            <text:p>segurança automatizad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txt, 37.txt, 19.txt, 32.txt, 22.txt, 2.txt, 34.txt, 38.txt, 5.txt, 33.txt, 29.txt, 15.txt, 47.txt, 40.txt, 8.txt, 50.txt, 10.txt, 14.txt, 27.txt, 17.txt, 11.txt, 3.txt, 7.txt, 48.txt, 12.txt, 23.txt, 20.txt, 16.txt, 21.txt</text:p>
          </table:table-cell>
        </table:table-row>
        <table:table-row table:style-name="ro1">
          <table:table-cell office:value-type="string" calcext:value-type="string">
            <text:p>Chatbots para atendimen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.txt, 42.txt, 22.txt, 2.txt, 46.txt, 18.txt, 29.txt, 28.txt, 47.txt, 40.txt, 4.txt, 14.txt, 3.txt, 12.txt</text:p>
          </table:table-cell>
        </table:table-row>
      </table:table>
      <table:table table:name="Smart cities" table:style-name="ta1"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4" calcext:value-type="float">
            <text:p>4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  <table:table-cell table:formula="of:=IFERROR(2*[.I2]*[.J2]/([.I2]+[.J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internet das coisas" table:style-name="ta1"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7" calcext:value-type="float">
            <text:p>17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D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  <table:table-cell table:formula="of:=IFERROR(2*[.I2]*[.J2]/([.I2]+[.J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redução de dimensionalidade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22" calcext:value-type="float">
            <text:p>22</text:p>
          </table:table-cell>
          <table:table-cell table:formula="of:=COUNTIF([.C2:.C51]; TRUE())" office:value-type="float" office:value="2" calcext:value-type="float">
            <text:p>2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2" calcext:value-type="float">
            <text:p>2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0909090909090909" calcext:value-type="float">
            <text:p>0,090909090909091</text:p>
          </table:table-cell>
          <table:table-cell table:formula="of:=IFERROR(2*[.I2]*[.J2]/([.I2]+[.J2]);0)"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7];[.C7])" office:value-type="boolean" office:boolean-value="true" calcext:value-type="boolean">
            <text:p>VERDADEIRO</text:p>
          </table:table-cell>
          <table:table-cell table:formula="of:=COUNTIF([.F7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0];[.C10])" office:value-type="boolean" office:boolean-value="true" calcext:value-type="boolean">
            <text:p>VERDADEIRO</text:p>
          </table:table-cell>
          <table:table-cell table:formula="of:=COUNTIF([.F10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Robótica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5" calcext:value-type="float">
            <text:p>15</text:p>
          </table:table-cell>
          <table:table-cell table:formula="of:=COUNTIF([.C2:.C51]; TRUE())" office:value-type="float" office:value="3" calcext:value-type="float">
            <text:p>3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3" calcext:value-type="float">
            <text:p>3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2" calcext:value-type="float">
            <text:p>0,2</text:p>
          </table:table-cell>
          <table:table-cell table:formula="of:=IFERROR(2*[.I2]*[.J2]/([.I2]+[.J2]);0)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6];[.C6])" office:value-type="boolean" office:boolean-value="true" calcext:value-type="boolean">
            <text:p>VERDADEIRO</text:p>
          </table:table-cell>
          <table:table-cell table:formula="of:=COUNTIF([.F6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7];[.C17])" office:value-type="boolean" office:boolean-value="true" calcext:value-type="boolean">
            <text:p>VERDADEIRO</text:p>
          </table:table-cell>
          <table:table-cell table:formula="of:=COUNTIF([.F17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8];[.C18])" office:value-type="boolean" office:boolean-value="true" calcext:value-type="boolean">
            <text:p>VERDADEIRO</text:p>
          </table:table-cell>
          <table:table-cell table:formula="of:=COUNTIF([.F18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Robôs pintando" table:style-name="ta1"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9" calcext:value-type="float">
            <text:p>19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  <table:table-cell table:formula="of:=IFERROR(2*[.I2]*[.J2]/([.I2]+[.J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Assistente pessoal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8" calcext:value-type="float">
            <text:p>18</text:p>
          </table:table-cell>
          <table:table-cell table:formula="of:=COUNTIF([.C2:.C51]; TRUE())" office:value-type="float" office:value="1" calcext:value-type="float">
            <text:p>1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1" calcext:value-type="float">
            <text:p>1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0555555555555556" calcext:value-type="float">
            <text:p>0,055555555555556</text:p>
          </table:table-cell>
          <table:table-cell table:formula="of:=IFERROR(2*[.I2]*[.J2]/([.I2]+[.J2]);0)" office:value-type="float" office:value="0.105263157894737" calcext:value-type="float">
            <text:p>0,105263157894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3];[.C3])" office:value-type="boolean" office:boolean-value="true" calcext:value-type="boolean">
            <text:p>VERDADEIRO</text:p>
          </table:table-cell>
          <table:table-cell table:formula="of:=COUNTIF([.F3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Automatização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25" calcext:value-type="float">
            <text:p>25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  <table:table-cell table:formula="of:=IFERROR(2*[.I2]*[.J2]/([.I2]+[.J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IA na medicina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25" calcext:value-type="float">
            <text:p>25</text:p>
          </table:table-cell>
          <table:table-cell table:formula="of:=COUNTIF([.C2:.C51]; TRUE())" office:value-type="float" office:value="7" calcext:value-type="float">
            <text:p>7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7" calcext:value-type="float">
            <text:p>7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28" calcext:value-type="float">
            <text:p>0,28</text:p>
          </table:table-cell>
          <table:table-cell table:formula="of:=IFERROR(2*[.I2]*[.J2]/([.I2]+[.J2]);0)" office:value-type="float" office:value="0.4375" calcext:value-type="float">
            <text:p>0,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3];[.C3])" office:value-type="boolean" office:boolean-value="true" calcext:value-type="boolean">
            <text:p>VERDADEIRO</text:p>
          </table:table-cell>
          <table:table-cell table:formula="of:=COUNTIF([.F3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6];[.C6])" office:value-type="boolean" office:boolean-value="true" calcext:value-type="boolean">
            <text:p>VERDADEIRO</text:p>
          </table:table-cell>
          <table:table-cell table:formula="of:=COUNTIF([.F6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9];[.C9])" office:value-type="boolean" office:boolean-value="true" calcext:value-type="boolean">
            <text:p>VERDADEIRO</text:p>
          </table:table-cell>
          <table:table-cell table:formula="of:=COUNTIF([.F9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1];[.C11])" office:value-type="boolean" office:boolean-value="true" calcext:value-type="boolean">
            <text:p>VERDADEIRO</text:p>
          </table:table-cell>
          <table:table-cell table:formula="of:=COUNTIF([.F11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3];[.C13])" office:value-type="boolean" office:boolean-value="true" calcext:value-type="boolean">
            <text:p>VERDADEIRO</text:p>
          </table:table-cell>
          <table:table-cell table:formula="of:=COUNTIF([.F13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25];[.C25])" office:value-type="boolean" office:boolean-value="true" calcext:value-type="boolean">
            <text:p>VERDADEIRO</text:p>
          </table:table-cell>
          <table:table-cell table:formula="of:=COUNTIF([.F25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33];[.C33])" office:value-type="boolean" office:boolean-value="true" calcext:value-type="boolean">
            <text:p>VERDADEIRO</text:p>
          </table:table-cell>
          <table:table-cell table:formula="of:=COUNTIF([.F33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Chatbots para atendimento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4" calcext:value-type="float">
            <text:p>14</text:p>
          </table:table-cell>
          <table:table-cell table:formula="of:=COUNTIF([.C2:.C51]; TRUE())" office:value-type="float" office:value="1" calcext:value-type="float">
            <text:p>1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1" calcext:value-type="float">
            <text:p>1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0714285714285714" calcext:value-type="float">
            <text:p>0,071428571428572</text:p>
          </table:table-cell>
          <table:table-cell table:formula="of:=IFERROR(2*[.I2]*[.J2]/([.I2]+[.J2]);0)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9];[.C19])" office:value-type="boolean" office:boolean-value="true" calcext:value-type="boolean">
            <text:p>VERDADEIRO</text:p>
          </table:table-cell>
          <table:table-cell table:formula="of:=COUNTIF([.F19];TRUE(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table table:name="modelo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-ME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" calcext:value-type="float">
            <text:p>1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  <table:table-cell table:formula="of:=IFERROR(2*[.I2]*[.J2]/([.I2]+[.J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3:41:32.307059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3:43:11.290231077</meta:creation-date>
    <meta:editing-duration>PT13M32S</meta:editing-duration>
    <meta:editing-cycles>3</meta:editing-cycles>
    <meta:generator>LibreOffice/6.0.7.3$Linux_X86_64 LibreOffice_project/00m0$Build-3</meta:generator>
    <dc:date>2019-12-05T15:58:21.356657845</dc:date>
    <meta:document-statistic meta:table-count="11" meta:cell-count="2703" meta:object-count="0"/>
  </office:meta>
</office:document-meta>
</file>